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nux Biolinum O" svg:font-family="'Linux Biolinum O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UKIJ CJK" svg:font-family="'UKIJ CJK'" style:font-family-generic="system" style:font-pitch="variable"/>
  </office:font-face-decls>
  <office:automatic-styles>
    <style:style style:name="co1" style:family="table-column">
      <style:table-column-properties fo:break-before="auto" style:column-width="57.19mm"/>
    </style:style>
    <style:style style:name="co2" style:family="table-column">
      <style:table-column-properties fo:break-before="auto" style:column-width="39.76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2.12mm"/>
    </style:style>
    <style:style style:name="co6" style:family="table-column">
      <style:table-column-properties fo:break-before="auto" style:column-width="29.6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nux Biolinum O"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Hipervolumen-Propio</text:p>
          </table:table-cell>
          <table:table-cell office:value-type="string" calcext:value-type="string">
            <text:p>Espaciado-propio</text:p>
          </table:table-cell>
          <table:table-cell office:value-type="string" calcext:value-type="string">
            <text:p>Cobertura-propio</text:p>
          </table:table-cell>
          <table:table-cell office:value-type="string" calcext:value-type="string">
            <text:p>Hipervolumen-Ref</text:p>
          </table:table-cell>
          <table:table-cell office:value-type="string" calcext:value-type="string">
            <text:p>Espaciado-Ref</text:p>
          </table:table-cell>
          <table:table-cell office:value-type="string" calcext:value-type="string">
            <text:p>Cobertura-Ref</text:p>
          </table:table-cell>
        </table:table-row>
        <table:table-row table:style-name="ro1">
          <table:table-cell office:value-type="float" office:value="5.9172846267" calcext:value-type="float">
            <text:p>5,9172846267</text:p>
          </table:table-cell>
          <table:table-cell office:value-type="float" office:value="0.1231715563" calcext:value-type="float">
            <text:p>0,1231715563</text:p>
          </table:table-cell>
          <table:table-cell office:value-type="float" office:value="0.85" calcext:value-type="float">
            <text:p>0,85</text:p>
          </table:table-cell>
          <table:table-cell office:value-type="float" office:value="5.8954643081" calcext:value-type="float">
            <text:p>5,8954643081</text:p>
          </table:table-cell>
          <table:table-cell office:value-type="float" office:value="0.0114129476" calcext:value-type="float">
            <text:p>0,0114129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172846267" calcext:value-type="float">
            <text:p>5,9172846267</text:p>
          </table:table-cell>
          <table:table-cell office:value-type="float" office:value="0.1231715563" calcext:value-type="float">
            <text:p>0,1231715563</text:p>
          </table:table-cell>
          <table:table-cell office:value-type="float" office:value="0.85" calcext:value-type="float">
            <text:p>0,85</text:p>
          </table:table-cell>
          <table:table-cell office:value-type="float" office:value="5.9065131037" calcext:value-type="float">
            <text:p>5,9065131037</text:p>
          </table:table-cell>
          <table:table-cell office:value-type="float" office:value="0.0101704618" calcext:value-type="float">
            <text:p>0,0101704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294359272" calcext:value-type="float">
            <text:p>5,9294359272</text:p>
          </table:table-cell>
          <table:table-cell office:value-type="float" office:value="0.0934163721" calcext:value-type="float">
            <text:p>0,0934163721</text:p>
          </table:table-cell>
          <table:table-cell office:value-type="float" office:value="0.9" calcext:value-type="float">
            <text:p>0,9</text:p>
          </table:table-cell>
          <table:table-cell office:value-type="float" office:value="5.6955432367" calcext:value-type="float">
            <text:p>5,6955432367</text:p>
          </table:table-cell>
          <table:table-cell office:value-type="float" office:value="0.008139135" calcext:value-type="float">
            <text:p>0,008139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266551565" calcext:value-type="float">
            <text:p>6,0266551565</text:p>
          </table:table-cell>
          <table:table-cell office:value-type="float" office:value="0.0538532794" calcext:value-type="float">
            <text:p>0,0538532794</text:p>
          </table:table-cell>
          <table:table-cell office:value-type="float" office:value="0.94358974" calcext:value-type="float">
            <text:p>0,94358974</text:p>
          </table:table-cell>
          <table:table-cell office:value-type="float" office:value="5.815137188" calcext:value-type="float">
            <text:p>5,815137188</text:p>
          </table:table-cell>
          <table:table-cell office:value-type="float" office:value="0.0038991716" calcext:value-type="float">
            <text:p>0,0038991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080451394" calcext:value-type="float">
            <text:p>6,0080451394</text:p>
          </table:table-cell>
          <table:table-cell office:value-type="float" office:value="0.0536299029" calcext:value-type="float">
            <text:p>0,0536299029</text:p>
          </table:table-cell>
          <table:table-cell office:value-type="float" office:value="0.92424242" calcext:value-type="float">
            <text:p>0,92424242</text:p>
          </table:table-cell>
          <table:table-cell office:value-type="float" office:value="5.848295031" calcext:value-type="float">
            <text:p>5,848295031</text:p>
          </table:table-cell>
          <table:table-cell office:value-type="float" office:value="0.0036157422" calcext:value-type="float">
            <text:p>0,0036157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000545573" calcext:value-type="float">
            <text:p>6,0000545573</text:p>
          </table:table-cell>
          <table:table-cell office:value-type="float" office:value="0.0690433455" calcext:value-type="float">
            <text:p>0,0690433455</text:p>
          </table:table-cell>
          <table:table-cell office:value-type="float" office:value="0.89898989" calcext:value-type="float">
            <text:p>0,89898989</text:p>
          </table:table-cell>
          <table:table-cell office:value-type="float" office:value="5.9862712163" calcext:value-type="float">
            <text:p>5,9862712163</text:p>
          </table:table-cell>
          <table:table-cell office:value-type="float" office:value="0.0060045849" calcext:value-type="float">
            <text:p>0,0060045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AVERAGE([.A2:.A7])" office:value-type="float" office:value="5.96646000563333" calcext:value-type="float">
            <text:p>5,96646000563333</text:p>
          </table:table-cell>
          <table:table-cell table:formula="of:=AVERAGE([.B2:.B7])" office:value-type="float" office:value="0.08604766875" calcext:value-type="float">
            <text:p>0,08604766875</text:p>
          </table:table-cell>
          <table:table-cell table:formula="of:=AVERAGE([.C2:.C7])" office:value-type="float" office:value="0.894470341666667" calcext:value-type="float">
            <text:p>0,894470341666667</text:p>
          </table:table-cell>
          <table:table-cell table:formula="of:=AVERAGE([.D2:.D7])" office:value-type="float" office:value="5.85787068063333" calcext:value-type="float">
            <text:p>5,85787068063333</text:p>
          </table:table-cell>
          <table:table-cell table:formula="of:=AVERAGE([.E2:.E7])" office:value-type="float" office:value="0.00720700718333333" calcext:value-type="float">
            <text:p>0,007207007183333</text:p>
          </table:table-cell>
          <table:table-cell table:formula="of:=AVERAGE([.F2:.F7])" office:value-type="float" office:value="0" calcext:value-type="float">
            <text:p>0</text:p>
          </table:table-cell>
        </table:table-row>
        <table:table-row table:style-name="ro2" table:number-rows-repeated="2">
          <table:table-cell table:style-name="Default" table:number-columns-repeated="6"/>
        </table:table-row>
        <table:table-row table:style-name="ro1">
          <table:table-cell office:value-type="string" calcext:value-type="string">
            <text:p>Ganancia</text:p>
          </table:table-cell>
          <table:table-cell table:style-name="Default" table:number-columns-repeated="5"/>
        </table:table-row>
        <table:table-row table:style-name="ro1">
          <table:table-cell table:formula="of:=[.A8]-[.D8]" office:value-type="float" office:value="0.108589325000001" calcext:value-type="float">
            <text:p>0,108589325000001</text:p>
          </table:table-cell>
          <table:table-cell table:style-name="Default" table:formula="of:=[.A8]/[.D8]" office:value-type="float" office:value="1.0185373373569" calcext:value-type="float">
            <text:p>1,0185373373569</text:p>
          </table:table-cell>
          <table:table-cell table:style-name="Default" table:number-columns-repeated="4"/>
        </table:table-row>
        <table:table-row table:style-name="ro1">
          <table:table-cell table:formula="of:=[.B8]-[.E8]" office:value-type="float" office:value="0.0788406615666667" calcext:value-type="float">
            <text:p>0,078840661566667</text:p>
          </table:table-cell>
          <table:table-cell table:style-name="Default" table:formula="of:=[.B8]/[.E8]" office:value-type="float" office:value="11.9394453982217" calcext:value-type="float">
            <text:p>11,9394453982217</text:p>
          </table:table-cell>
          <table:table-cell table:style-name="Default" table:number-columns-repeated="4"/>
        </table:table-row>
        <table:table-row table:style-name="ro1">
          <table:table-cell table:formula="of:=[.C8]" office:value-type="float" office:value="0.894470341666667" calcext:value-type="float">
            <text:p>0,894470341666667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nux Biolinum O" svg:font-family="'Linux Biolinum O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UKIJ CJK" svg:font-family="'UKIJ CJ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UKIJ CJK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0" loext:min-decimal-places="0" number:min-integer-digits="11" number:grouping="true"/>
    </number:number-style>
    <number:number-style style:name="N106">
      <number:number number:decimal-places="0" loext:min-decimal-places="0" number:min-integer-digits="3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17:45:48.297415061</meta:creation-date>
    <dc:date>2020-04-11T20:13:10.269047208</dc:date>
    <meta:editing-duration>PT1H44M29S</meta:editing-duration>
    <meta:editing-cycles>1</meta:editing-cycles>
    <meta:document-statistic meta:table-count="1" meta:cell-count="54" meta:object-count="0"/>
    <meta:generator>LibreOffice/6.1.5.2$Linux_X86_64 LibreOffice_project/10$Build-2</meta:generator>
  </office:meta>
</office:document-meta>
</file>